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d95" officeooo:paragraph-rsid="001e3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shuffle-an-array/" text:style-name="Internet_20_link" text:visited-style-name="Visited_20_Internet_20_Link">https://leetcode.com/problems/shuffle-an-array/</text:a></text:p>
      <text:p text:style-name="P1"/>
      <text:p text:style-name="P1">// ... so a recursive solution, just isn't accepted @ all ... now that's annoying! </text:p>
      <text:p text:style-name="P1">public class Solution {</text:p>
      <text:p text:style-name="P1"><text:s text:c="4"/>int[] original;</text:p>
      <text:p text:style-name="P1"><text:s text:c="4"/>private Random random = null;</text:p>
      <text:p text:style-name="P1"/>
      <text:p text:style-name="P1"><text:s text:c="4"/>public Solution(int[] nums) </text:p>
      <text:p text:style-name="P1"><text:s text:c="4"/>{</text:p>
      <text:p text:style-name="P1"><text:s text:c="8"/>original = nums;</text:p>
      <text:p text:style-name="P1"><text:s text:c="8"/>random = new Random(System.currentTimeMillis());</text:p>
      <text:p text:style-name="P1"><text:s text:c="4"/>}</text:p>
      <text:p text:style-name="P1"><text:s text:c="4"/></text:p>
      <text:p text:style-name="P1"><text:s text:c="4"/>/** Resets the array to its original configuration and return it. */</text:p>
      <text:p text:style-name="P1"><text:s text:c="4"/>public int[] reset() {</text:p>
      <text:p text:style-name="P1"><text:s text:c="8"/>return original;</text:p>
      <text:p text:style-name="P1"><text:s text:c="4"/>}</text:p>
      <text:p text:style-name="P1"><text:s text:c="4"/></text:p>
      <text:p text:style-name="P1"><text:s text:c="4"/>/** Returns a random shuffling of the array. */</text:p>
      <text:p text:style-name="P1"><text:s text:c="4"/>public int[] shuffle() {</text:p>
      <text:p text:style-name="P1"><text:s text:c="8"/>//shuffle_helper(curCopy.length - 1);</text:p>
      <text:p text:style-name="P1"><text:s text:c="8"/>int[] ans = Arrays.copyOf(original,original.length); // for array copying in java, use this from now on!</text:p>
      <text:p text:style-name="P1"><text:s text:c="8"/>if(ans.length &lt;= 1)</text:p>
      <text:p text:style-name="P1"><text:s text:c="12"/>return ans;</text:p>
      <text:p text:style-name="P1"><text:s text:c="8"/>shuffle_helper(ans,ans.length-1);</text:p>
      <text:p text:style-name="P1"><text:s text:c="8"/>return ans;</text:p>
      <text:p text:style-name="P1"><text:s text:c="4"/>}</text:p>
      <text:p text:style-name="P1"><text:s text:c="4"/></text:p>
      <text:p text:style-name="P1"><text:s text:c="4"/>private void shuffle_helper(int[] A, int i)</text:p>
      <text:p text:style-name="P1"><text:s text:c="4"/>{</text:p>
      <text:p text:style-name="P1"><text:s text:c="8"/>if(i == 0)</text:p>
      <text:p text:style-name="P1"><text:s text:c="8"/>{</text:p>
      <text:p text:style-name="P1"><text:s text:c="12"/>return;</text:p>
      <text:p text:style-name="P1"><text:s text:c="8"/>}</text:p>
      <text:p text:style-name="P1"><text:s text:c="8"/>else</text:p>
      <text:p text:style-name="P1"><text:s text:c="8"/>{</text:p>
      <text:p text:style-name="P1"><text:s text:c="12"/>shuffle_helper(A,i-1);</text:p>
      <text:p text:style-name="P1"><text:s text:c="12"/>int rand_num = randInt(i);</text:p>
      <text:p text:style-name="P1"><text:s text:c="12"/>swap(A, rand_num,i);</text:p>
      <text:p text:style-name="P1"><text:s text:c="8"/>}</text:p>
      <text:p text:style-name="P1"><text:s text:c="4"/>}</text:p>
      <text:p text:style-name="P1"><text:s text:c="4"/></text:p>
      <text:p text:style-name="P1"><text:s text:c="4"/>private void swap(int[] A, int i, int j)</text:p>
      <text:p text:style-name="P1"><text:s text:c="4"/>{</text:p>
      <text:p text:style-name="P1"><text:s text:c="8"/>int temp = A[i];</text:p>
      <text:p text:style-name="P1"><text:s text:c="8"/>A[i] = A[j];</text:p>
      <text:p text:style-name="P1"><text:s text:c="8"/>A[j] = temp;</text:p>
      <text:p text:style-name="P1"><text:s text:c="4"/>}</text:p>
      <text:p text:style-name="P1"><text:soft-page-break/><text:s text:c="4"/></text:p>
      <text:p text:style-name="P1"><text:s text:c="4"/>private int randInt(int v) </text:p>
      <text:p text:style-name="P1"><text:s text:c="4"/>{</text:p>
      <text:p text:style-name="P1"><text:s text:c="8"/>return (int) random.nextInt(v+1);</text:p>
      <text:p text:style-name="P1"><text:s text:c="4"/>}</text:p>
      <text:p text:style-name="P1"><text:s text:c="4"/></text:p>
      <text:p text:style-name="P1">}</text:p>
      <text:p text:style-name="P1"/>
      <text:p text:style-name="P1">/**</text:p>
      <text:p text:style-name="P1"><text:s/>* Your Solution object will be instantiated and called as such:</text:p>
      <text:p text:style-name="P1"><text:s/>* Solution obj = new Solution(nums);</text:p>
      <text:p text:style-name="P1"><text:s/>* int[] param_1 = obj.reset();</text:p>
      <text:p text:style-name="P1"><text:s/>* int[] param_2 = obj.shuffle();</text:p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1:08:43.273918608</meta:creation-date>
    <dc:date>2017-02-05T21:09:00.234885011</dc:date>
    <meta:editing-duration>PT17S</meta:editing-duration>
    <meta:editing-cycles>1</meta:editing-cycles>
    <meta:document-statistic meta:table-count="0" meta:image-count="0" meta:object-count="0" meta:page-count="2" meta:paragraph-count="59" meta:word-count="181" meta:character-count="1447" meta:non-whitespace-character-count="1003"/>
    <meta:generator>LibreOffice/5.1.4.2$Linux_X86_64 LibreOffice_project/10m0$Build-2</meta:generator>
  </office:meta>
</office:document-meta>
</file>